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Header">
      <style:text-properties fo:font-weight="bold" style:font-weight-asian="bold" style:font-weight-complex="bold"/>
    </style:style>
    <style:style style:name="P8" style:family="paragraph" style:parent-style-name="Text_20_body" style:master-page-name="First_20_Page">
      <style:paragraph-properties style:page-number="auto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=remLineWhenBlank(recapitulatifEntreprise_texte_caisse_debut,-1)=%</text:p>
      <text:p text:style-name="P3"/>
      <text:p text:style-name="P5">%#include AL/CVCI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/>
      <text:p text:style-name="Standard">%=remLineWhenBlank(recapitulatifEntreprise_date_signature,-3)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="100%" fo:margin-left="0cm" fo:margin-right="0cm" fo:margin-top="0cm" fo:margin-bottom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MP2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  <style:style style:name="MP3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4.392cm" fo:margin-bottom="1.007cm" fo:margin-left="2cm" fo:margin-right="1.538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7.064cm" fo:margin-left="0cm" fo:margin-right="0cm" fo:margin-bottom="0.499cm" style:shadow="none" style:dynamic-spacing="false"/>
      </style:header-style>
      <style:footer-style>
        <style:header-footer-properties svg:height="1.21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4.657cm" fo:margin-bottom="1.02cm" fo:margin-left="2cm" fo:margin-right="1.56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1.21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MP1">%#include AL/commun/dateAdresse/dateAdresse#%</text:p>
        <text:p text:style-name="MP2"/>
        <text:p text:style-name="MP2">%=remLineWhenBlank(recapitulatifEntreprise_texteProvisoire,-1)=%%=remLineWhenBlank(recapitulatifEntreprise_texteDefinitif,-1)=%</text:p>
        <text:p text:style-name="MP2"/>
        <text:p text:style-name="MP2">%=recapitulatifEntreprise_periode_label=% %=recapitulatifEntreprise_periode=%</text:p>
        <text:p text:style-name="MP3"/>
        <text:p text:style-name="MP3">%=recapitulatifEntreprise_affilie=% - %=recapitulatifEntreprise_recap_label=% %=recapitulatifEntreprise_recap_num=% %=recapitulatifEntreprise_alloc_label=%</text:p>
      </style:header>
      <style:footer>
        <text:p text:style-name="MP4"/>
        <text:p text:style-name="MP4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MP5">%=recapitulatifEntreprise_periode_label=% %=recapitulatifEntreprise_periode=%</text:p>
        <text:p text:style-name="Header"/>
        <text:p text:style-name="Header">%=recapitulatifEntreprise_affilie=% - %=recapitulatifEntreprise_recap_label=% %=recapitulatifEntreprise_recap_num=% %=recapitulatifEntreprise_alloc_label=%</text:p>
      </style:header>
      <style:footer>
        <text:p text:style-name="MP4"/>
        <text:p text:style-name="MP4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24T13:31:35</meta:creation-date>
    <dc:date>2014-10-24T13:47:14.54</dc:date>
    <meta:editing-cycles>380</meta:editing-cycles>
    <meta:editing-duration>PT18H53M29S</meta:editing-duration>
    <meta:document-statistic meta:table-count="0" meta:image-count="0" meta:object-count="0" meta:page-count="1" meta:paragraph-count="12" meta:word-count="24" meta:character-count="909"/>
    <meta:user-defined meta:name="Info 1"/>
    <meta:user-defined meta:name="Info 2"/>
    <meta:user-defined meta:name="Info 3"/>
    <meta:user-defined meta:name="Info 4"/>
  </office:meta>
</office:document-meta>
</file>